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0.207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283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728in"/>
    </style:style>
    <style:style style:name="co29" style:family="table-column">
      <style:table-column-properties fo:break-before="auto" style:column-width="0.6445in"/>
    </style:style>
    <style:style style:name="co30" style:family="table-column">
      <style:table-column-properties fo:break-before="auto" style:column-width="1.1138in"/>
    </style:style>
    <style:style style:name="co31" style:family="table-column">
      <style:table-column-properties fo:break-before="auto" style:column-width="1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6, 2009, 10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DataTypeTests</text:p>
          </table:table-cell>
          <table:table-cell table:style-name="ce5"/>
          <table:table-cell office:value-type="string">
            <text:p>testVarArgs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office:value-type="string">
            <text:p>Do not terminate</text:p>
          </table:table-cell>
          <table:table-cell table:number-columns-repeated="253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StandardLibraryNodeTests</text:p>
          </table:table-cell>
          <table:table-cell table:style-name="ce5"/>
          <table:table-cell office:value-type="string">
            <text:p>testMakeNode: no function makeNode(str) is defined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office:value-type="string">
            <text:p>testDRepl (and others): do not terminat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Booleans/Bool-abstract-visit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out of memory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office:value-type="string">
            <text:p>No functions queens3 defined</text:p>
          </table:table-cell>
          <table:table-cell table:number-columns-repeated="253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office:value-type="string">
            <text:p>No function println is defined</text:p>
          </table:table-cell>
          <table:table-cell table:number-columns-repeated="253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  <table:table-cell table:style-name="ce1" table:formula="oooc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9">02/09/2009</text:date>, <text:time>12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2-09T12:27:02</dc:date>
    <meta:editing-cycles>169</meta:editing-cycles>
    <meta:editing-duration>P10DT9H17M16S</meta:editing-duration>
    <meta:user-defined meta:name="Info 1"/>
    <meta:user-defined meta:name="Info 2"/>
    <meta:user-defined meta:name="Info 3"/>
    <meta:user-defined meta:name="Info 4"/>
    <meta:document-statistic meta:table-count="8" meta:cell-count="1276"/>
  </office:meta>
</office:document-meta>
</file>